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Times" svg:font-family="Times, 'Times New Roman'"/>
    <style:font-face style:name="宋体" svg:font-family="宋体"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364cm"/>
    </style:style>
    <style:style style:name="co2" style:family="table-column">
      <style:table-column-properties fo:break-before="auto" style:column-width="9.994cm"/>
    </style:style>
    <style:style style:name="co3" style:family="table-column">
      <style:table-column-properties fo:break-before="auto" style:column-width="0.504cm"/>
    </style:style>
    <style:style style:name="co4" style:family="table-column">
      <style:table-column-properties fo:break-before="auto" style:column-width="1.891cm"/>
    </style:style>
    <style:style style:name="co5" style:family="table-column">
      <style:table-column-properties fo:break-before="auto" style:column-width="18.098cm"/>
    </style:style>
    <style:style style:name="co6" style:family="table-column">
      <style:table-column-properties fo:break-before="auto" style:column-width="3.806cm"/>
    </style:style>
    <style:style style:name="co7" style:family="table-column">
      <style:table-column-properties fo:break-before="auto" style:column-width="3.889cm"/>
    </style:style>
    <style:style style:name="co8" style:family="table-column">
      <style:table-column-properties fo:break-before="auto" style:column-width="0.893cm"/>
    </style:style>
    <style:style style:name="co9" style:family="table-column">
      <style:table-column-properties fo:break-before="auto" style:column-width="1.325cm"/>
    </style:style>
    <style:style style:name="co10" style:family="table-column">
      <style:table-column-properties fo:break-before="auto" style:column-width="30.704cm"/>
    </style:style>
    <style:style style:name="co11" style:family="table-column">
      <style:table-column-properties fo:break-before="auto" style:column-width="2.267cm"/>
    </style:style>
    <style:style style:name="co12" style:family="table-column">
      <style:table-column-properties fo:break-before="auto" style:column-width="3.473cm"/>
    </style:style>
    <style:style style:name="ro1" style:family="table-row">
      <style:table-row-properties style:row-height="0.441cm" fo:break-before="auto" style:use-optimal-row-height="true"/>
    </style:style>
    <style:style style:name="ro2" style:family="table-row">
      <style:table-row-properties style:row-height="0.459cm" fo:break-before="auto" style:use-optimal-row-height="true"/>
    </style:style>
    <style:style style:name="ta1" style:family="table" style:master-page-name="Default">
      <style:table-properties table:display="true" style:writing-mode="lr-tb"/>
    </style:style>
    <number:date-style style:name="N50">
      <number:year number:style="long"/>
      <number:text>年</number:text>
      <number:month number:style="long"/>
      <number:text>月</number:text>
      <number:day/>
      <number:text>日</number:text>
      <number:hours number:style="long"/>
      <number:text>时</number:text>
      <number:minutes number:style="long"/>
      <number:text>分</number:text>
      <number:seconds number:style="long"/>
      <number:text>秒</number:text>
    </number:date-style>
    <style:style style:name="ce1" style:family="table-cell" style:parent-style-name="Default">
      <style:text-properties style:font-name="宋体" style:font-name-asian="宋体"/>
    </style:style>
    <style:style style:name="ce2" style:family="table-cell" style:parent-style-name="Default">
      <style:text-properties style:font-name="宋体" style:font-name-asian="宋体" style:font-name-complex="Tahoma"/>
    </style:style>
    <style:style style:name="ce3" style:family="table-cell" style:parent-style-name="Default">
      <style:text-properties style:use-window-font-color="true" style:text-outline="false" style:text-line-through-style="none" style:font-name="宋体" fo:font-size="10pt" fo:language="hu" fo:country="HU" fo:font-style="normal" fo:text-shadow="none" style:text-underline-style="none" fo:font-weight="normal" style:text-underline-mode="continuous" style:text-line-through-mode="continuous" style:font-name-asian="宋体" style:font-size-asian="10pt" style:language-asian="zxx" style:country-asian="none" style:font-style-asian="normal" style:font-weight-asian="normal" style:font-name-complex="Times" style:font-size-complex="10pt" style:language-complex="en" style:country-complex="US" style:font-style-complex="normal" style:font-weight-complex="normal" style:text-emphasize="none" style:font-relief="none"/>
    </style:style>
    <style:style style:name="ce4" style:family="table-cell" style:parent-style-name="Default" style:data-style-name="N50">
      <style:text-properties style:font-name="宋体" style:font-name-asian="宋体"/>
    </style:style>
  </office:automatic-styles>
  <office:body>
    <office:spreadsheet>
      <table:table table:name="Munkalap1" table:style-name="ta1" table:print="false">
        <office:forms form:automatic-focus="false" form:apply-design-mode="false"/>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number-columns-repeated="2" table:default-cell-style-name="ce1"/>
        <table:table-column table:style-name="co8" table:default-cell-style-name="ce1"/>
        <table:table-column table:style-name="co9" table:default-cell-style-name="ce1"/>
        <table:table-column table:style-name="co10" table:default-cell-style-name="ce1"/>
        <table:table-column table:style-name="co11" table:number-columns-repeated="3" table:default-cell-style-name="ce1"/>
        <table:table-column table:style-name="co12" table:default-cell-style-name="ce1"/>
        <table:table-column table:style-name="co11" table:number-columns-repeated="241" table:default-cell-style-name="ce1"/>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1">
            <text:p>11</text:p>
          </table:table-cell>
          <table:table-cell table:number-columns-repeated="2"/>
          <table:table-cell office:value-type="float" office:value="0">
            <text:p>0</text:p>
          </table:table-cell>
          <table:table-cell office:value-type="string">
            <text:p>zh-CN</text:p>
          </table:table-cell>
          <table:table-cell office:value-type="string">
            <text:p>包含</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2">
            <text:p>12</text:p>
          </table:table-cell>
          <table:table-cell table:number-columns-repeated="2"/>
          <table:table-cell office:value-type="float" office:value="0">
            <text:p>0</text:p>
          </table:table-cell>
          <table:table-cell office:value-type="string">
            <text:p>zh-CN</text:p>
          </table:table-cell>
          <table:table-cell office:value-type="string">
            <text:p>不包含</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3">
            <text:p>13</text:p>
          </table:table-cell>
          <table:table-cell table:number-columns-repeated="2"/>
          <table:table-cell office:value-type="float" office:value="0">
            <text:p>0</text:p>
          </table:table-cell>
          <table:table-cell office:value-type="string">
            <text:p>zh-CN</text:p>
          </table:table-cell>
          <table:table-cell office:value-type="string">
            <text:p>开始于</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1</text:p>
          </table:table-cell>
          <table:table-cell office:value-type="float" office:value="14">
            <text:p>14</text:p>
          </table:table-cell>
          <table:table-cell table:number-columns-repeated="2"/>
          <table:table-cell office:value-type="float" office:value="0">
            <text:p>0</text:p>
          </table:table-cell>
          <table:table-cell office:value-type="string">
            <text:p>zh-CN</text:p>
          </table:table-cell>
          <table:table-cell office:value-type="string">
            <text:p>结束于</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1">
            <text:p>11</text:p>
          </table:table-cell>
          <table:table-cell table:number-columns-repeated="2"/>
          <table:table-cell office:value-type="float" office:value="0">
            <text:p>0</text:p>
          </table:table-cell>
          <table:table-cell office:value-type="string">
            <text:p>zh-CN</text:p>
          </table:table-cell>
          <table:table-cell office:value-type="string">
            <text:p>包含</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2">
            <text:p>12</text:p>
          </table:table-cell>
          <table:table-cell table:number-columns-repeated="2"/>
          <table:table-cell office:value-type="float" office:value="0">
            <text:p>0</text:p>
          </table:table-cell>
          <table:table-cell office:value-type="string">
            <text:p>zh-CN</text:p>
          </table:table-cell>
          <table:table-cell office:value-type="string">
            <text:p>不包含</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3">
            <text:p>13</text:p>
          </table:table-cell>
          <table:table-cell table:number-columns-repeated="2"/>
          <table:table-cell office:value-type="float" office:value="0">
            <text:p>0</text:p>
          </table:table-cell>
          <table:table-cell office:value-type="string">
            <text:p>zh-CN</text:p>
          </table:table-cell>
          <table:table-cell office:value-type="string">
            <text:p>开始于</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2</text:p>
          </table:table-cell>
          <table:table-cell office:value-type="float" office:value="14">
            <text:p>14</text:p>
          </table:table-cell>
          <table:table-cell table:number-columns-repeated="2"/>
          <table:table-cell office:value-type="float" office:value="0">
            <text:p>0</text:p>
          </table:table-cell>
          <table:table-cell office:value-type="string">
            <text:p>zh-CN</text:p>
          </table:table-cell>
          <table:table-cell office:value-type="string">
            <text:p>结束于</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en-US</text:p>
          </table:table-cell>
          <table:table-cell office:value-type="string">
            <text:p>Contains</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1">
            <text:p>11</text:p>
          </table:table-cell>
          <table:table-cell table:number-columns-repeated="2"/>
          <table:table-cell office:value-type="float" office:value="0">
            <text:p>0</text:p>
          </table:table-cell>
          <table:table-cell office:value-type="string">
            <text:p>zh-CN</text:p>
          </table:table-cell>
          <table:table-cell office:value-type="string">
            <text:p>包含</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en-US</text:p>
          </table:table-cell>
          <table:table-cell office:value-type="string">
            <text:p>Does not Contain</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2">
            <text:p>12</text:p>
          </table:table-cell>
          <table:table-cell table:number-columns-repeated="2"/>
          <table:table-cell office:value-type="float" office:value="0">
            <text:p>0</text:p>
          </table:table-cell>
          <table:table-cell office:value-type="string">
            <text:p>zh-CN</text:p>
          </table:table-cell>
          <table:table-cell office:value-type="string">
            <text:p>不包含</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en-US</text:p>
          </table:table-cell>
          <table:table-cell office:value-type="string">
            <text:p>Begins with</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3">
            <text:p>13</text:p>
          </table:table-cell>
          <table:table-cell table:number-columns-repeated="2"/>
          <table:table-cell office:value-type="float" office:value="0">
            <text:p>0</text:p>
          </table:table-cell>
          <table:table-cell office:value-type="string">
            <text:p>zh-CN</text:p>
          </table:table-cell>
          <table:table-cell office:value-type="string">
            <text:p>开始于</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en-US</text:p>
          </table:table-cell>
          <table:table-cell office:value-type="string">
            <text:p>Ends with</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filter.src</text:p>
          </table:table-cell>
          <table:table-cell office:value-type="float" office:value="0">
            <text:p>0</text:p>
          </table:table-cell>
          <table:table-cell office:value-type="string">
            <text:p>stringlist</text:p>
          </table:table-cell>
          <table:table-cell office:value-type="string">
            <text:p>RID_SCDLG_FILTER.LB_COND3</text:p>
          </table:table-cell>
          <table:table-cell office:value-type="float" office:value="14">
            <text:p>14</text:p>
          </table:table-cell>
          <table:table-cell table:number-columns-repeated="2"/>
          <table:table-cell office:value-type="float" office:value="0">
            <text:p>0</text:p>
          </table:table-cell>
          <table:table-cell office:value-type="string">
            <text:p>zh-CN</text:p>
          </table:table-cell>
          <table:table-cell office:value-type="string">
            <text:p>结束于</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en-US</text:p>
          </table:table-cell>
          <table:table-cell office:value-type="string">
            <text:p>Insert Not~e</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popup.src</text:p>
          </table:table-cell>
          <table:table-cell office:value-type="float" office:value="0">
            <text:p>0</text:p>
          </table:table-cell>
          <table:table-cell office:value-type="string">
            <text:p>menuitem</text:p>
          </table:table-cell>
          <table:table-cell office:value-type="string">
            <text:p>RID_POPUP_PAGEBREAK</text:p>
          </table:table-cell>
          <table:table-cell table:number-columns-repeated="2" office:value-type="string">
            <text:p>SID_INSERT_POSTIT</text:p>
          </table:table-cell>
          <table:table-cell/>
          <table:table-cell office:value-type="float" office:value="0">
            <text:p>0</text:p>
          </table:table-cell>
          <table:table-cell office:value-type="string">
            <text:p>zh-CN</text:p>
          </table:table-cell>
          <table:table-cell office:value-type="string">
            <text:p>插入备注</text:p>
          </table:table-cell>
          <table:table-cell table:number-columns-repeated="3"/>
          <table:table-cell office:value-type="string">
            <text:p>20051112 14:45:13</text:p>
          </table:table-cell>
          <table:table-cell table:number-columns-repeated="241"/>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en-US</text:p>
          </table:table-cell>
          <table:table-cell office:value-type="string">
            <text:p>Enable ~natural sort</text:p>
          </table:table-cell>
          <table:table-cell table:number-columns-repeated="3"/>
          <table:table-cell office:value-type="string">
            <text:p>20060218 15:28:33</text:p>
          </table:table-cell>
          <table:table-cell table:number-columns-repeated="241"/>
        </table:table-row>
        <table:table-row table:style-name="ro1">
          <table:table-cell office:value-type="string">
            <text:p>sc</text:p>
          </table:table-cell>
          <table:table-cell office:value-type="string">
            <text:p>source\ui\src\sortdlg.src</text:p>
          </table:table-cell>
          <table:table-cell office:value-type="float" office:value="0">
            <text:p>0</text:p>
          </table:table-cell>
          <table:table-cell office:value-type="string">
            <text:p>checkbox</text:p>
          </table:table-cell>
          <table:table-cell office:value-type="string">
            <text:p>RID_SCPAGE_SORT_OPTIONS</text:p>
          </table:table-cell>
          <table:table-cell office:value-type="string">
            <text:p>BTN_NATURALSORT</text:p>
          </table:table-cell>
          <table:table-cell table:number-columns-repeated="2"/>
          <table:table-cell office:value-type="float" office:value="242">
            <text:p>242</text:p>
          </table:table-cell>
          <table:table-cell office:value-type="string">
            <text:p>zh-CN</text:p>
          </table:table-cell>
          <table:table-cell office:value-type="string">
            <text:p>允许自然排序</text:p>
          </table:table-cell>
          <table:table-cell table:number-columns-repeated="3"/>
          <table:table-cell office:value-type="string">
            <text:p>20060218 15:28:33 </text:p>
          </table:table-cell>
          <table:table-cell table:number-columns-repeated="241"/>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en-US</text:p>
          </table:table-cell>
          <table:table-cell office:value-type="string">
            <text:p>Save ~Graphic...</text:p>
          </table:table-cell>
          <table:table-cell table:number-columns-repeated="3"/>
          <table:table-cell office:value-type="string">
            <text:p>20051112 14:45:13</text:p>
          </table:table-cell>
          <table:table-cell table:number-columns-repeated="241"/>
        </table:table-row>
        <table:table-row table:style-name="ro1">
          <table:table-cell office:value-type="string">
            <text:p>sd</text:p>
          </table:table-cell>
          <table:table-cell office:value-type="string">
            <text:p>source\ui\app\menuids_tmpl.src</text:p>
          </table:table-cell>
          <table:table-cell office:value-type="float" office:value="0">
            <text:p>0</text:p>
          </table:table-cell>
          <table:table-cell office:value-type="string">
            <text:p>menuitem</text:p>
          </table:table-cell>
          <table:table-cell office:value-type="string">
            <text:p>MN_SAVE_GRAPHIC</text:p>
          </table:table-cell>
          <table:table-cell/>
          <table:table-cell table:number-columns-repeated="2" office:value-type="string">
            <text:p>SID_SAVE_GRAPHIC</text:p>
          </table:table-cell>
          <table:table-cell office:value-type="float" office:value="0">
            <text:p>0</text:p>
          </table:table-cell>
          <table:table-cell office:value-type="string">
            <text:p>zh-CN</text:p>
          </table:table-cell>
          <table:table-cell office:value-type="string">
            <text:p>保存图形</text:p>
          </table:table-cell>
          <table:table-cell table:number-columns-repeated="3"/>
          <table:table-cell office:value-type="string">
            <text:p>20051112 14:45:13</text:p>
          </table:table-cell>
          <table:table-cell table:number-columns-repeated="241"/>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en-US</text:p>
          </table:table-cell>
          <table:table-cell office:value-type="string">
            <text:p>\&lt;bookmark_value\&gt;sorting; options for database ranges\&lt;/bookmark_value\&gt;\&lt;bookmark_value\&gt;sorting;Asian languages\&lt;/bookmark_value\&gt;\&lt;bookmark_value\&gt;Asian languages;sorting\&lt;/bookmark_value\&gt;\&lt;bookmark_value\&gt;phonebook sorting rules\&lt;/bookmark_value\&gt;\&lt;bookmark_value\&gt;natural sort algorithm\&lt;/bookmark_value\&gt;</text:p>
          </table:table-cell>
          <table:table-cell table:number-columns-repeated="3"/>
          <table:table-cell office:value-type="string">
            <text:p>20060208 23:29:45</text:p>
          </table:table-cell>
          <table:table-cell table:number-columns-repeated="241"/>
        </table:table-row>
        <table:table-row table:style-name="ro2">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bm_id3147228</text:p>
          </table:table-cell>
          <table:table-cell table:number-columns-repeated="3"/>
          <table:table-cell office:value-type="float" office:value="0">
            <text:p>0</text:p>
          </table:table-cell>
          <table:table-cell office:value-type="string">
            <text:p>zh-CN</text:p>
          </table:table-cell>
          <table:table-cell table:style-name="ce2" office:value-type="string">
            <text:p>\&lt;bookmark_value\&gt;排序; 数据库范围选项\&lt;/bookmark_value\&gt;\&lt;bookmark_value\&gt;排序;亚洲语言\&lt;/bookmark_value\&gt;\&lt;bookmark_value\&gt;亚洲语言;排序\&lt;/bookmark_value\&gt;\&lt;bookmark_value\&gt;电话簿排序规则\&lt;/bookmark_value\&gt;\&lt;bookmark_value\&gt;自然排序算法\&lt;/bookmark_value\&gt;</text:p>
          </table:table-cell>
          <table:table-cell table:number-columns-repeated="3"/>
          <table:table-cell office:value-type="string">
            <text:p>20060211 17:16:46</text:p>
          </table:table-cell>
          <table:table-cell table:number-columns-repeated="241"/>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en-US</text:p>
          </table:table-cell>
          <table:table-cell office:value-type="string">
            <text:p>Enable natural sort</text:p>
          </table:table-cell>
          <table:table-cell table:number-columns-repeated="3"/>
          <table:table-cell office:value-type="string">
            <text:p>20060208 23:29:45</text:p>
          </table:table-cell>
          <table:table-cell table:number-columns-repeated="241"/>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hd_id3147438</text:p>
          </table:table-cell>
          <table:table-cell table:number-columns-repeated="3"/>
          <table:table-cell office:value-type="float" office:value="0">
            <text:p>0</text:p>
          </table:table-cell>
          <table:table-cell office:value-type="string">
            <text:p>zh-CN</text:p>
          </table:table-cell>
          <table:table-cell office:value-type="string">
            <text:p>允许自然排序</text:p>
          </table:table-cell>
          <table:table-cell table:number-columns-repeated="3"/>
          <table:table-cell office:value-type="string">
            <text:p>20060211 17:16:46</text:p>
          </table:table-cell>
          <table:table-cell table:number-columns-repeated="241"/>
        </table:table-row>
        <table:table-row table:style-name="ro1">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en-US</text:p>
          </table:table-cell>
          <table:table-cell office:value-type="string">
            <text:p>\&lt;ahelp hid=\"SC:CHECKBOX:RID_SCPAGE_SORT_OPTIONS:BTN_NATURALSORT\"\&gt;Natural sort is a sort algorithm that sorts string-prefixed numbers based on the value of the numerical element in each sorted number, instead of the traditional way of sorting them as ordinary strings.\&lt;/ahelp\&gt; For instance, let's assume you have a series of values such as, A1, A2, A3, A4, A5, A6, ..., A19, A20, A21. When you put these values into a range of cells and run the sort, it will become A1, A11, A12, A13, ..., A19, A2, A20, A21, A3, A4, A5, ..., A9. While this sorting behavior may make sense to those who understand the underlying sorting mechanism, to the rest of the population it seems completely bizarre, if not outright inconvenient. With the natural sort feature enabled, values such as the ones in the above example get sorted "properly", which improves the convenience of sorting operations in general.</text:p>
          </table:table-cell>
          <table:table-cell table:number-columns-repeated="3"/>
          <table:table-cell office:value-type="string">
            <text:p>20060208 23:29:45</text:p>
          </table:table-cell>
          <table:table-cell table:number-columns-repeated="241"/>
        </table:table-row>
        <table:table-row table:style-name="ro2">
          <table:table-cell office:value-type="string">
            <text:p>helpcontent2</text:p>
          </table:table-cell>
          <table:table-cell office:value-type="string">
            <text:p>source\text\scalc\01\12030200.xhp</text:p>
          </table:table-cell>
          <table:table-cell office:value-type="float" office:value="0">
            <text:p>0</text:p>
          </table:table-cell>
          <table:table-cell office:value-type="string">
            <text:p>help</text:p>
          </table:table-cell>
          <table:table-cell office:value-type="string">
            <text:p>par_id3149378</text:p>
          </table:table-cell>
          <table:table-cell table:number-columns-repeated="3"/>
          <table:table-cell office:value-type="float" office:value="0">
            <text:p>0</text:p>
          </table:table-cell>
          <table:table-cell office:value-type="string">
            <text:p>zh-CN</text:p>
          </table:table-cell>
          <table:table-cell table:style-name="ce2" office:value-type="string">
            <text:p>\&lt;ahelp hid=\"SC:CHECKBOX:RID_SCPAGE_SORT_OPTIONS:BTN_NATURALSORT\"\&gt;自然排序是一种基于数字值前缀元素排列的算法，代替了传统基于字符的排列方式。\&lt;/ahelp\&gt; 比如说，假定你有这样一组数据：A1, A2, A3, A4, A5, A6, ..., A19, A20, A21。当你把这组数据放在表格范围里面，运行排序功能时，这组数据就会变成 A1, A11, A12, A13, ..., A19, A2, A20, A21, A3, A4, A5, ..., A9。这样的排序对于事先知道这个优先排序规则的人理解上没有异议，而其他人理解起来就不是很方便了。启用自然排序的功能，有便于改善上述的问题的可操作性。</text:p>
          </table:table-cell>
          <table:table-cell table:number-columns-repeated="3"/>
          <table:table-cell office:value-type="string">
            <text:p>20060211 17:16:46</text:p>
          </table:table-cell>
          <table:table-cell table:number-columns-repeated="241"/>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en-US</text:p>
          </table:table-cell>
          <table:table-cell office:value-type="string">
            <text:p>Accessories</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NAME_MODULE_OPTIONAL_ACCESSORIES</text:p>
          </table:table-cell>
          <table:table-cell table:number-columns-repeated="3"/>
          <table:table-cell office:value-type="float" office:value="0">
            <text:p>0</text:p>
          </table:table-cell>
          <table:table-cell office:value-type="string">
            <text:p>zh-CN</text:p>
          </table:table-cell>
          <table:table-cell office:value-type="string">
            <text:p>附件</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en-US</text:p>
          </table:table-cell>
          <table:table-cell office:value-type="string">
            <text:p>Useful %PRODUCTNAME accessories including various Galleries, Templates, Sample documents and Fonts.</text:p>
          </table:table-cell>
          <table:table-cell table:number-columns-repeated="3"/>
          <table:table-cell office:value-type="string">
            <text:p>20051221 23:33:07</text:p>
          </table:table-cell>
          <table:table-cell table:number-columns-repeated="241"/>
        </table:table-row>
        <table:table-row table:style-name="ro2">
          <table:table-cell office:value-type="string">
            <text:p>scp2</text:p>
          </table:table-cell>
          <table:table-cell office:value-type="string">
            <text:p>source\accessories\module_accessories.ulf</text:p>
          </table:table-cell>
          <table:table-cell office:value-type="float" office:value="0">
            <text:p>0</text:p>
          </table:table-cell>
          <table:table-cell office:value-type="string">
            <text:p>LngText</text:p>
          </table:table-cell>
          <table:table-cell office:value-type="string">
            <text:p>STR_DESC_MODULE_OPTIONAL_ACCESSORIES</text:p>
          </table:table-cell>
          <table:table-cell table:number-columns-repeated="3"/>
          <table:table-cell office:value-type="float" office:value="0">
            <text:p>0</text:p>
          </table:table-cell>
          <table:table-cell office:value-type="string">
            <text:p>zh-CN</text:p>
          </table:table-cell>
          <table:table-cell office:value-type="string">
            <text:p>增强的%PRODUCTNAME附件工具包含丰富的图库，模板，文档模板和字体等。</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Gallery</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NAME_MODULE_OPTIONAL_ACCESSORIES_GALLERY</text:p>
          </table:table-cell>
          <table:table-cell table:number-columns-repeated="3"/>
          <table:table-cell office:value-type="float" office:value="0">
            <text:p>0</text:p>
          </table:table-cell>
          <table:table-cell office:value-type="string">
            <text:p>zh-CN</text:p>
          </table:table-cell>
          <table:table-cell office:value-type="string">
            <text:p>图库</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en-US</text:p>
          </table:table-cell>
          <table:table-cell office:value-type="string">
            <text:p>The %PRODUCTNAME Gallery contains more than 2900 element in various themes.</text:p>
          </table:table-cell>
          <table:table-cell table:number-columns-repeated="3"/>
          <table:table-cell office:value-type="string">
            <text:p>20051221 23:33:07</text:p>
          </table:table-cell>
          <table:table-cell table:number-columns-repeated="241"/>
        </table:table-row>
        <table:table-row table:style-name="ro2">
          <table:table-cell office:value-type="string">
            <text:p>scp2</text:p>
          </table:table-cell>
          <table:table-cell office:value-type="string">
            <text:p>source\accessories\module_gallery_accessories.ulf</text:p>
          </table:table-cell>
          <table:table-cell office:value-type="float" office:value="0">
            <text:p>0</text:p>
          </table:table-cell>
          <table:table-cell office:value-type="string">
            <text:p>LngText</text:p>
          </table:table-cell>
          <table:table-cell office:value-type="string">
            <text:p>STR_DESC_MODULE_OPTIONAL_ACCESSORIES_GALLERY</text:p>
          </table:table-cell>
          <table:table-cell table:number-columns-repeated="3"/>
          <table:table-cell office:value-type="float" office:value="0">
            <text:p>0</text:p>
          </table:table-cell>
          <table:table-cell office:value-type="string">
            <text:p>zh-CN</text:p>
          </table:table-cell>
          <table:table-cell office:value-type="string">
            <text:p>%PRODUCTNAME图库包含了超过2900种丰富的主题。</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Templates</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NAME_MODULE_OPTIONAL_ACCESSORIES_TEMPLATES</text:p>
          </table:table-cell>
          <table:table-cell table:number-columns-repeated="3"/>
          <table:table-cell office:value-type="float" office:value="0">
            <text:p>0</text:p>
          </table:table-cell>
          <table:table-cell office:value-type="string">
            <text:p>zh-CN</text:p>
          </table:table-cell>
          <table:table-cell office:value-type="string">
            <text:p>模板</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en-US</text:p>
          </table:table-cell>
          <table:table-cell office:value-type="string">
            <text:p>Create perfect documents within seconds with document templates.</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templates_accessories.ulf</text:p>
          </table:table-cell>
          <table:table-cell office:value-type="float" office:value="0">
            <text:p>0</text:p>
          </table:table-cell>
          <table:table-cell office:value-type="string">
            <text:p>LngText</text:p>
          </table:table-cell>
          <table:table-cell office:value-type="string">
            <text:p>STR_DESC_MODULE_OPTIONAL_ACCESSORIES_TEMPLATES</text:p>
          </table:table-cell>
          <table:table-cell table:number-columns-repeated="3"/>
          <table:table-cell office:value-type="float" office:value="0">
            <text:p>0</text:p>
          </table:table-cell>
          <table:table-cell office:value-type="string">
            <text:p>zh-CN</text:p>
          </table:table-cell>
          <table:table-cell office:value-type="string">
            <text:p>使用文档模板几秒钟之内创建完美的文档。</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SAMPLES</text:p>
          </table:table-cell>
          <table:table-cell table:number-columns-repeated="3"/>
          <table:table-cell office:value-type="float" office:value="0">
            <text:p>0</text:p>
          </table:table-cell>
          <table:table-cell office:value-type="string">
            <text:p>zh-CN</text:p>
          </table:table-cell>
          <table:table-cell office:value-type="string">
            <text:p>样例文档</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en-US</text:p>
          </table:table-cell>
          <table:table-cell office:value-type="string">
            <text:p>Sample documents are good for learning.</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SAMPLES</text:p>
          </table:table-cell>
          <table:table-cell table:number-columns-repeated="3"/>
          <table:table-cell office:value-type="float" office:value="0">
            <text:p>0</text:p>
          </table:table-cell>
          <table:table-cell office:value-type="string">
            <text:p>zh-CN</text:p>
          </table:table-cell>
          <table:table-cell office:value-type="string">
            <text:p>样例文档易于学习</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Documentations</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DOCUMENTATIONS</text:p>
          </table:table-cell>
          <table:table-cell table:number-columns-repeated="3"/>
          <table:table-cell office:value-type="float" office:value="0">
            <text:p>0</text:p>
          </table:table-cell>
          <table:table-cell office:value-type="string">
            <text:p>zh-CN</text:p>
          </table:table-cell>
          <table:table-cell office:value-type="string">
            <text:p>文档</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en-US</text:p>
          </table:table-cell>
          <table:table-cell office:value-type="string">
            <text:p>%PRODUCTNAME documentations.</text:p>
          </table:table-cell>
          <table:table-cell table:number-columns-repeated="3"/>
          <table:table-cell office:value-type="string">
            <text:p>20051221 23:33:07</text:p>
          </table:table-cell>
          <table:table-cell table:number-columns-repeated="241"/>
        </table:table-row>
        <table:table-row table:style-name="ro2">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DOCUMENTATIONS</text:p>
          </table:table-cell>
          <table:table-cell table:number-columns-repeated="3"/>
          <table:table-cell office:value-type="float" office:value="0">
            <text:p>0</text:p>
          </table:table-cell>
          <table:table-cell office:value-type="string">
            <text:p>zh-CN</text:p>
          </table:table-cell>
          <table:table-cell office:value-type="string">
            <text:p>%PRODUCTNAME文档</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Advertisement</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NAME_MODULE_OPTIONAL_ACCESSORIES_ADVERTISEMENT</text:p>
          </table:table-cell>
          <table:table-cell table:number-columns-repeated="3"/>
          <table:table-cell office:value-type="float" office:value="0">
            <text:p>0</text:p>
          </table:table-cell>
          <table:table-cell office:value-type="string">
            <text:p>zh-CN</text:p>
          </table:table-cell>
          <table:table-cell office:value-type="string">
            <text:p>广告</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en-US</text:p>
          </table:table-cell>
          <table:table-cell office:value-type="string">
            <text:p>%PRODUCTNAME advertisement materials.</text:p>
          </table:table-cell>
          <table:table-cell table:number-columns-repeated="3"/>
          <table:table-cell office:value-type="string">
            <text:p>20051221 23:33:07</text:p>
          </table:table-cell>
          <table:table-cell table:number-columns-repeated="241"/>
        </table:table-row>
        <table:table-row table:style-name="ro2">
          <table:table-cell office:value-type="string">
            <text:p>scp2</text:p>
          </table:table-cell>
          <table:table-cell office:value-type="string">
            <text:p>source\accessories\module_samples_accessories.ulf</text:p>
          </table:table-cell>
          <table:table-cell office:value-type="float" office:value="0">
            <text:p>0</text:p>
          </table:table-cell>
          <table:table-cell office:value-type="string">
            <text:p>LngText</text:p>
          </table:table-cell>
          <table:table-cell office:value-type="string">
            <text:p>STR_DESC_MODULE_OPTIONAL_ACCESSORIES_ADVERTISEMENT</text:p>
          </table:table-cell>
          <table:table-cell table:number-columns-repeated="3"/>
          <table:table-cell office:value-type="float" office:value="0">
            <text:p>0</text:p>
          </table:table-cell>
          <table:table-cell office:value-type="string">
            <text:p>zh-CN</text:p>
          </table:table-cell>
          <table:table-cell office:value-type="string">
            <text:p>%PRODUCTNAME广告素材</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Fonts</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NAME_MODULE_OPTIONAL_ACCESSORIES_FONTS</text:p>
          </table:table-cell>
          <table:table-cell table:number-columns-repeated="3"/>
          <table:table-cell office:value-type="float" office:value="0">
            <text:p>0</text:p>
          </table:table-cell>
          <table:table-cell office:value-type="string">
            <text:p>zh-CN</text:p>
          </table:table-cell>
          <table:table-cell office:value-type="string">
            <text:p>字体</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en-US</text:p>
          </table:table-cell>
          <table:table-cell office:value-type="string">
            <text:p>Additional fonts for %PRODUCTNAME and other applications.</text:p>
          </table:table-cell>
          <table:table-cell table:number-columns-repeated="3"/>
          <table:table-cell office:value-type="string">
            <text:p>20051221 23:33:07</text:p>
          </table:table-cell>
          <table:table-cell table:number-columns-repeated="241"/>
        </table:table-row>
        <table:table-row table:style-name="ro2">
          <table:table-cell office:value-type="string">
            <text:p>scp2</text:p>
          </table:table-cell>
          <table:table-cell office:value-type="string">
            <text:p>source\accessories\module_font_accessories.ulf</text:p>
          </table:table-cell>
          <table:table-cell office:value-type="float" office:value="0">
            <text:p>0</text:p>
          </table:table-cell>
          <table:table-cell office:value-type="string">
            <text:p>LngText</text:p>
          </table:table-cell>
          <table:table-cell office:value-type="string">
            <text:p>STR_DESC_MODULE_OPTIONAL_ACCESSORIES_FONTS</text:p>
          </table:table-cell>
          <table:table-cell table:number-columns-repeated="3"/>
          <table:table-cell office:value-type="float" office:value="0">
            <text:p>0</text:p>
          </table:table-cell>
          <table:table-cell office:value-type="string">
            <text:p>zh-CN</text:p>
          </table:table-cell>
          <table:table-cell office:value-type="string">
            <text:p>%PRODUCTNAME以及其他程序的附加字体</text:p>
          </table:table-cell>
          <table:table-cell table:number-columns-repeated="3"/>
          <table:table-cell office:value-type="string">
            <text:p>20051221 23:33:07</text:p>
          </table:table-cell>
          <table:table-cell table:number-columns-repeated="241"/>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VG Import</text:p>
          </table:table-cell>
          <table:table-cell table:number-columns-repeated="3"/>
          <table:table-cell office:value-type="string">
            <text:p>20051112 14:45:13</text:p>
          </table:table-cell>
          <table:table-cell table:number-columns-repeated="241"/>
        </table:table-row>
        <table:table-row table:style-name="ro2">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NAME_MODULE_OPTIONAL_JAVAFILTER_SVGIMPORT</text:p>
          </table:table-cell>
          <table:table-cell table:number-columns-repeated="3"/>
          <table:table-cell office:value-type="float" office:value="0">
            <text:p>0</text:p>
          </table:table-cell>
          <table:table-cell office:value-type="string">
            <text:p>zh-CN</text:p>
          </table:table-cell>
          <table:table-cell office:value-type="string">
            <text:p>SVG导入</text:p>
          </table:table-cell>
          <table:table-cell table:number-columns-repeated="3"/>
          <table:table-cell office:value-type="string">
            <text:p>20051112 14:45:13</text:p>
          </table:table-cell>
          <table:table-cell table:number-columns-repeated="241"/>
        </table:table-row>
        <table:table-row table:style-name="ro1">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en-US</text:p>
          </table:table-cell>
          <table:table-cell office:value-type="string">
            <text:p>Support for SVG Import</text:p>
          </table:table-cell>
          <table:table-cell table:number-columns-repeated="3"/>
          <table:table-cell office:value-type="string">
            <text:p>20051112 14:45:13</text:p>
          </table:table-cell>
          <table:table-cell table:number-columns-repeated="241"/>
        </table:table-row>
        <table:table-row table:style-name="ro2">
          <table:table-cell office:value-type="string">
            <text:p>scp2</text:p>
          </table:table-cell>
          <table:table-cell office:value-type="string">
            <text:p>source\javafilter\module_javafilter.ulf</text:p>
          </table:table-cell>
          <table:table-cell office:value-type="float" office:value="0">
            <text:p>0</text:p>
          </table:table-cell>
          <table:table-cell office:value-type="string">
            <text:p>LngText</text:p>
          </table:table-cell>
          <table:table-cell office:value-type="string">
            <text:p>STR_DESC_MODULE_OPTIONAL_JAVAFILTER_SVGIMPORT</text:p>
          </table:table-cell>
          <table:table-cell table:number-columns-repeated="3"/>
          <table:table-cell office:value-type="float" office:value="0">
            <text:p>0</text:p>
          </table:table-cell>
          <table:table-cell office:value-type="string">
            <text:p>zh-CN</text:p>
          </table:table-cell>
          <table:table-cell office:value-type="string">
            <text:p>SVG导入支持</text:p>
          </table:table-cell>
          <table:table-cell table:number-columns-repeated="3"/>
          <table:table-cell office:value-type="string">
            <text:p>20051112 14:45:13</text:p>
          </table:table-cell>
          <table:table-cell table:number-columns-repeated="241"/>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User's manual</text:p>
          </table:table-cell>
          <table:table-cell table:number-columns-repeated="3"/>
          <table:table-cell office:value-type="string">
            <text:p>20050706 14:45:13</text:p>
          </table:table-cell>
          <table:table-cell table:number-columns-repeated="241"/>
        </table:table-row>
        <table:table-row table:style-name="ro1">
          <table:table-cell office:value-type="string">
            <text:p>officecfg</text:p>
          </table:table-cell>
          <table:table-cell office:value-type="string">
            <text:p>registry\data\org\openoffice\Office\UI\GenericCommands.xcu</text:p>
          </table:table-cell>
          <table:table-cell office:value-type="float" office:value="0">
            <text:p>0</text:p>
          </table:table-cell>
          <table:table-cell office:value-type="string">
            <text:p>value</text:p>
          </table:table-cell>
          <table:table-cell office:value-type="string">
            <text:p>..GenericCommands.UserInterface.Commands.macro:///Premium.OOoHelpDocumentation.OpenHelpDocument</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用户手册</text:p>
          </table:table-cell>
          <table:table-cell table:number-columns-repeated="3"/>
          <table:table-cell office:value-type="string">
            <text:p>20060706 14:45:13</text:p>
          </table:table-cell>
          <table:table-cell table:number-columns-repeated="241"/>
        </table:table-row>
        <table:table-row table:style-name="ro1">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en-US</text:p>
          </table:table-cell>
          <table:table-cell office:value-type="string">
            <text:p>Build contributed in collaboration with the community by OxygenOffice Team. For credits, see: http://www.openoffice.org/welcome/credits.html</text:p>
          </table:table-cell>
          <table:table-cell table:number-columns-repeated="3"/>
          <table:table-cell office:value-type="string">
            <text:p>20070218 23:00:20</text:p>
          </table:table-cell>
          <table:table-cell table:number-columns-repeated="241"/>
        </table:table-row>
        <table:table-row table:style-name="ro2">
          <table:table-cell office:value-type="string">
            <text:p>instsetoo_native</text:p>
          </table:table-cell>
          <table:table-cell office:value-type="string">
            <text:p>inc_openoffice\windows\msi_languages\Control.ulf</text:p>
          </table:table-cell>
          <table:table-cell office:value-type="float" office:value="0">
            <text:p>0</text:p>
          </table:table-cell>
          <table:table-cell office:value-type="string">
            <text:p>LngText</text:p>
          </table:table-cell>
          <table:table-cell office:value-type="string">
            <text:p>OOO_CONTROL_124</text:p>
          </table:table-cell>
          <table:table-cell table:number-columns-repeated="3"/>
          <table:table-cell office:value-type="float" office:value="0">
            <text:p>0</text:p>
          </table:table-cell>
          <table:table-cell office:value-type="string">
            <text:p>zh-CN</text:p>
          </table:table-cell>
          <table:table-cell office:value-type="string">
            <text:p>通过投稿、捐助方式与OxygenOffice组织协同开发</text:p>
          </table:table-cell>
          <table:table-cell table:number-columns-repeated="3"/>
          <table:table-cell office:value-type="string">
            <text:p>20070218 23:00:20</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lipping tiles</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ile-flip</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移动的地砖</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Outside turning cube</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outside-cube</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旋转立方体外部</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evolving circles</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evolving-circles</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旋转的圆环</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ing helix</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ing-helix</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旋转的螺旋</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nside turning cube</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nside-cube</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旋转立方体内部</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all</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all</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跌落</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around</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around</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翻转</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Iris</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iris</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table:style-name="ce3" office:value-type="string">
            <text:p>虹膜</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urn down</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turn-down</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下旋转</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Rochade</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rochade</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Rochade</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Vertical</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v</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三维垂直条纹</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Venetian Blinds 3D Horizontal</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venetian3dh</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三维水平条纹</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Static</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static</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静止</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Fine Dissolve</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Effects.xcu</text:p>
          </table:table-cell>
          <table:table-cell office:value-type="float" office:value="0">
            <text:p>0</text:p>
          </table:table-cell>
          <table:table-cell office:value-type="string">
            <text:p>value</text:p>
          </table:table-cell>
          <table:table-cell office:value-type="string">
            <text:p>..Effects.UserInterface.Transitions.finedissolve</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细微分解</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en-US</text:p>
          </table:table-cell>
          <table:table-cell office:value-type="string">
            <text:p>Toggle Grid Lines for Current Sheet</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2">
          <table:table-cell office:value-type="string">
            <text:p>officecfg</text:p>
          </table:table-cell>
          <table:table-cell office:value-type="string">
            <text:p>registry\data\org\openoffice\Office\UI\CalcCommands.xcu</text:p>
          </table:table-cell>
          <table:table-cell office:value-type="float" office:value="0">
            <text:p>0</text:p>
          </table:table-cell>
          <table:table-cell office:value-type="string">
            <text:p>value</text:p>
          </table:table-cell>
          <table:table-cell office:value-type="string">
            <text:p>..CalcCommands.UserInterface.Commands..uno:ToggleSheetGrid</text:p>
          </table:table-cell>
          <table:table-cell office:value-type="string">
            <text:p>Label</text:p>
          </table:table-cell>
          <table:table-cell table:number-columns-repeated="2"/>
          <table:table-cell office:value-type="float" office:value="0">
            <text:p>0</text:p>
          </table:table-cell>
          <table:table-cell office:value-type="string">
            <text:p>zh-CN</text:p>
          </table:table-cell>
          <table:table-cell office:value-type="string">
            <text:p>套住当前表单线格</text:p>
          </table:table-cell>
          <table:table-cell table:number-columns-repeated="3"/>
          <table:table-cell table:style-name="ce4" office:value-type="date" office:date-value="2002-02-02T02:02:02">
            <text:p>2002年02月2日02时02分02秒</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en-US</text:p>
          </table:table-cell>
          <table:table-cell office:value-type="string">
            <text:p>Optimization Solver</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INDLG_TITLE</text:p>
          </table:table-cell>
          <table:table-cell table:number-columns-repeated="3"/>
          <table:table-cell office:value-type="float" office:value="0">
            <text:p>0</text:p>
          </table:table-cell>
          <table:table-cell office:value-type="string">
            <text:p>zh-CN</text:p>
          </table:table-cell>
          <table:table-cell office:value-type="string">
            <text:p>最优化求解器</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en-US</text:p>
          </table:table-cell>
          <table:table-cell office:value-type="string">
            <text:p>Model</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FINE_MODEL</text:p>
          </table:table-cell>
          <table:table-cell table:number-columns-repeated="3"/>
          <table:table-cell office:value-type="float" office:value="49528">
            <text:p>49528</text:p>
          </table:table-cell>
          <table:table-cell office:value-type="string">
            <text:p>zh-CN</text:p>
          </table:table-cell>
          <table:table-cell office:value-type="string">
            <text:p>模型</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en-US</text:p>
          </table:table-cell>
          <table:table-cell office:value-type="string">
            <text:p>Target</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SET_TARGET_CELL</text:p>
          </table:table-cell>
          <table:table-cell table:number-columns-repeated="3"/>
          <table:table-cell office:value-type="float" office:value="49528">
            <text:p>49528</text:p>
          </table:table-cell>
          <table:table-cell office:value-type="string">
            <text:p>zh-CN</text:p>
          </table:table-cell>
          <table:table-cell office:value-type="string">
            <text:p>目标</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en-US</text:p>
          </table:table-cell>
          <table:table-cell office:value-type="string">
            <text:p>Goal</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GOAL</text:p>
          </table:table-cell>
          <table:table-cell table:number-columns-repeated="3"/>
          <table:table-cell office:value-type="float" office:value="49528">
            <text:p>49528</text:p>
          </table:table-cell>
          <table:table-cell office:value-type="string">
            <text:p>zh-CN</text:p>
          </table:table-cell>
          <table:table-cell office:value-type="string">
            <text:p>终点</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en-US</text:p>
          </table:table-cell>
          <table:table-cell office:value-type="string">
            <text:p>Maximize</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AXIMIZE</text:p>
          </table:table-cell>
          <table:table-cell table:number-columns-repeated="3"/>
          <table:table-cell office:value-type="float" office:value="49528">
            <text:p>49528</text:p>
          </table:table-cell>
          <table:table-cell office:value-type="string">
            <text:p>zh-CN</text:p>
          </table:table-cell>
          <table:table-cell office:value-type="string">
            <text:p>最大</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en-US</text:p>
          </table:table-cell>
          <table:table-cell office:value-type="string">
            <text:p>Minimize</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INIMIZE</text:p>
          </table:table-cell>
          <table:table-cell table:number-columns-repeated="3"/>
          <table:table-cell office:value-type="float" office:value="49528">
            <text:p>49528</text:p>
          </table:table-cell>
          <table:table-cell office:value-type="string">
            <text:p>zh-CN</text:p>
          </table:table-cell>
          <table:table-cell office:value-type="string">
            <text:p>最小</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en-US</text:p>
          </table:table-cell>
          <table:table-cell office:value-type="string">
            <text:p>By changing cells</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DECISIONVAR_CELLS</text:p>
          </table:table-cell>
          <table:table-cell table:number-columns-repeated="3"/>
          <table:table-cell office:value-type="float" office:value="49888">
            <text:p>49888</text:p>
          </table:table-cell>
          <table:table-cell office:value-type="string">
            <text:p>zh-CN</text:p>
          </table:table-cell>
          <table:table-cell office:value-type="string">
            <text:p>所更改单元格</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en-US</text:p>
          </table:table-cell>
          <table:table-cell office:value-type="string">
            <text:p>Subject to the constraints</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_SEP</text:p>
          </table:table-cell>
          <table:table-cell table:number-columns-repeated="3"/>
          <table:table-cell office:value-type="float" office:value="49528">
            <text:p>49528</text:p>
          </table:table-cell>
          <table:table-cell office:value-type="string">
            <text:p>zh-CN</text:p>
          </table:table-cell>
          <table:table-cell office:value-type="string">
            <text:p>约束主题</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DLG_TITLE</text:p>
          </table:table-cell>
          <table:table-cell table:number-columns-repeated="3"/>
          <table:table-cell office:value-type="float" office:value="49528">
            <text:p>49528</text:p>
          </table:table-cell>
          <table:table-cell office:value-type="string">
            <text:p>zh-CN</text:p>
          </table:table-cell>
          <table:table-cell office:value-type="string">
            <text:p>约束</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en-US</text:p>
          </table:table-cell>
          <table:table-cell office:value-type="string">
            <text:p>Cell Reference</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ELL_REFERENCE</text:p>
          </table:table-cell>
          <table:table-cell table:number-columns-repeated="3"/>
          <table:table-cell office:value-type="float" office:value="49856">
            <text:p>49856</text:p>
          </table:table-cell>
          <table:table-cell office:value-type="string">
            <text:p>zh-CN</text:p>
          </table:table-cell>
          <table:table-cell office:value-type="string">
            <text:p>单元格参考</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en-US</text:p>
          </table:table-cell>
          <table:table-cell office:value-type="string">
            <text:p>Constraint</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CONSTRAINT</text:p>
          </table:table-cell>
          <table:table-cell table:number-columns-repeated="3"/>
          <table:table-cell office:value-type="float" office:value="49528">
            <text:p>49528</text:p>
          </table:table-cell>
          <table:table-cell office:value-type="string">
            <text:p>zh-CN</text:p>
          </table:table-cell>
          <table:table-cell office:value-type="string">
            <text:p>约束</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en-US</text:p>
          </table:table-cell>
          <table:table-cell office:value-type="string">
            <text:p>OK</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K</text:p>
          </table:table-cell>
          <table:table-cell table:number-columns-repeated="3"/>
          <table:table-cell office:value-type="float" office:value="49528">
            <text:p>49528</text:p>
          </table:table-cell>
          <table:table-cell office:value-type="string">
            <text:p>zh-CN</text:p>
          </table:table-cell>
          <table:table-cell office:value-type="string">
            <text:p>确定</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en-US</text:p>
          </table:table-cell>
          <table:table-cell office:value-type="string">
            <text:p>Cancel</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ANCEL</text:p>
          </table:table-cell>
          <table:table-cell table:number-columns-repeated="3"/>
          <table:table-cell office:value-type="float" office:value="49528">
            <text:p>49528</text:p>
          </table:table-cell>
          <table:table-cell office:value-type="string">
            <text:p>zh-CN</text:p>
          </table:table-cell>
          <table:table-cell office:value-type="string">
            <text:p>取消</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en-US</text:p>
          </table:table-cell>
          <table:table-cell office:value-type="string">
            <text:p>The reference and constraint ranges do not match.</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REF_CON_RANGE_MISMATCH</text:p>
          </table:table-cell>
          <table:table-cell table:number-columns-repeated="3"/>
          <table:table-cell office:value-type="float" office:value="49888">
            <text:p>49888</text:p>
          </table:table-cell>
          <table:table-cell office:value-type="string">
            <text:p>zh-CN</text:p>
          </table:table-cell>
          <table:table-cell office:value-type="string">
            <text:p>参考和约束范围不匹配。</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en-US</text:p>
          </table:table-cell>
          <table:table-cell office:value-type="string">
            <text:p>Add</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ADD</text:p>
          </table:table-cell>
          <table:table-cell table:number-columns-repeated="3"/>
          <table:table-cell office:value-type="float" office:value="49728">
            <text:p>49728</text:p>
          </table:table-cell>
          <table:table-cell office:value-type="string">
            <text:p>zh-CN</text:p>
          </table:table-cell>
          <table:table-cell office:value-type="string">
            <text:p>添加</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en-US</text:p>
          </table:table-cell>
          <table:table-cell office:value-type="string">
            <text:p>Change</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HANGE</text:p>
          </table:table-cell>
          <table:table-cell table:number-columns-repeated="3"/>
          <table:table-cell office:value-type="float" office:value="50328">
            <text:p>50328</text:p>
          </table:table-cell>
          <table:table-cell office:value-type="string">
            <text:p>zh-CN</text:p>
          </table:table-cell>
          <table:table-cell office:value-type="string">
            <text:p>更改</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en-US</text:p>
          </table:table-cell>
          <table:table-cell office:value-type="string">
            <text:p>Delete</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DELETE</text:p>
          </table:table-cell>
          <table:table-cell table:number-columns-repeated="3"/>
          <table:table-cell office:value-type="float" office:value="50328">
            <text:p>50328</text:p>
          </table:table-cell>
          <table:table-cell office:value-type="string">
            <text:p>zh-CN</text:p>
          </table:table-cell>
          <table:table-cell office:value-type="string">
            <text:p>删除</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en-US</text:p>
          </table:table-cell>
          <table:table-cell office:value-type="string">
            <text:p>Solve</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OLVE</text:p>
          </table:table-cell>
          <table:table-cell table:number-columns-repeated="3"/>
          <table:table-cell office:value-type="float" office:value="50328">
            <text:p>50328</text:p>
          </table:table-cell>
          <table:table-cell office:value-type="string">
            <text:p>zh-CN</text:p>
          </table:table-cell>
          <table:table-cell office:value-type="string">
            <text:p>求解</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en-US</text:p>
          </table:table-cell>
          <table:table-cell office:value-type="string">
            <text:p>Reset</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RESET</text:p>
          </table:table-cell>
          <table:table-cell table:number-columns-repeated="3"/>
          <table:table-cell office:value-type="float" office:value="50328">
            <text:p>50328</text:p>
          </table:table-cell>
          <table:table-cell office:value-type="string">
            <text:p>zh-CN</text:p>
          </table:table-cell>
          <table:table-cell office:value-type="string">
            <text:p>重置</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OPTIONS</text:p>
          </table:table-cell>
          <table:table-cell table:number-columns-repeated="3"/>
          <table:table-cell office:value-type="float" office:value="49816">
            <text:p>49816</text:p>
          </table:table-cell>
          <table:table-cell office:value-type="string">
            <text:p>zh-CN</text:p>
          </table:table-cell>
          <table:table-cell office:value-type="string">
            <text:p>选项</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en-US</text:p>
          </table:table-cell>
          <table:table-cell office:value-type="string">
            <text:p>Save</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SAVE_MODEL</text:p>
          </table:table-cell>
          <table:table-cell table:number-columns-repeated="3"/>
          <table:table-cell office:value-type="float" office:value="50328">
            <text:p>50328</text:p>
          </table:table-cell>
          <table:table-cell office:value-type="string">
            <text:p>zh-CN</text:p>
          </table:table-cell>
          <table:table-cell office:value-type="string">
            <text:p>保存</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en-US</text:p>
          </table:table-cell>
          <table:table-cell office:value-type="string">
            <text:p>Load</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LOAD_MODEL</text:p>
          </table:table-cell>
          <table:table-cell table:number-columns-repeated="3"/>
          <table:table-cell office:value-type="float" office:value="49880">
            <text:p>49880</text:p>
          </table:table-cell>
          <table:table-cell office:value-type="string">
            <text:p>zh-CN</text:p>
          </table:table-cell>
          <table:table-cell office:value-type="string">
            <text:p>载入</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en-US</text:p>
          </table:table-cell>
          <table:table-cell office:value-type="string">
            <text:p>Close</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BTN_CLOSE</text:p>
          </table:table-cell>
          <table:table-cell table:number-columns-repeated="3"/>
          <table:table-cell office:value-type="float" office:value="49528">
            <text:p>49528</text:p>
          </table:table-cell>
          <table:table-cell office:value-type="string">
            <text:p>zh-CN</text:p>
          </table:table-cell>
          <table:table-cell office:value-type="string">
            <text:p>关闭</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en-US</text:p>
          </table:table-cell>
          <table:table-cell office:value-type="string">
            <text:p>Solution could not be found</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NOT_FOUND</text:p>
          </table:table-cell>
          <table:table-cell table:number-columns-repeated="3"/>
          <table:table-cell office:value-type="float" office:value="49920">
            <text:p>49920</text:p>
          </table:table-cell>
          <table:table-cell office:value-type="string">
            <text:p>zh-CN</text:p>
          </table:table-cell>
          <table:table-cell office:value-type="string">
            <text:p>未找到求解</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en-US</text:p>
          </table:table-cell>
          <table:table-cell office:value-type="string">
            <text:p>Solution found</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OLUTION_FOUND</text:p>
          </table:table-cell>
          <table:table-cell table:number-columns-repeated="3"/>
          <table:table-cell office:value-type="float" office:value="49528">
            <text:p>49528</text:p>
          </table:table-cell>
          <table:table-cell office:value-type="string">
            <text:p>zh-CN</text:p>
          </table:table-cell>
          <table:table-cell office:value-type="string">
            <text:p>已找到求解</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en-US</text:p>
          </table:table-cell>
          <table:table-cell office:value-type="string">
            <text:p>Cell geometries differ</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CELL_GEOMETRIES_DIFFER</text:p>
          </table:table-cell>
          <table:table-cell table:number-columns-repeated="3"/>
          <table:table-cell office:value-type="float" office:value="49528">
            <text:p>49528</text:p>
          </table:table-cell>
          <table:table-cell office:value-type="string">
            <text:p>zh-CN</text:p>
          </table:table-cell>
          <table:table-cell office:value-type="string">
            <text:p>单元格几何差异</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en-US</text:p>
          </table:table-cell>
          <table:table-cell office:value-type="string">
            <text:p>Maximum iteration reached</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MAX_ITERATION_REACHED</text:p>
          </table:table-cell>
          <table:table-cell table:number-columns-repeated="3"/>
          <table:table-cell office:value-type="float" office:value="50320">
            <text:p>50320</text:p>
          </table:table-cell>
          <table:table-cell office:value-type="string">
            <text:p>zh-CN</text:p>
          </table:table-cell>
          <table:table-cell office:value-type="string">
            <text:p>已达到最大重复</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en-US</text:p>
          </table:table-cell>
          <table:table-cell office:value-type="string">
            <text:p>Standard exception caught</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STD_EXCEPTION_CAUGHT</text:p>
          </table:table-cell>
          <table:table-cell table:number-columns-repeated="3"/>
          <table:table-cell office:value-type="float" office:value="49744">
            <text:p>49744</text:p>
          </table:table-cell>
          <table:table-cell office:value-type="string">
            <text:p>zh-CN</text:p>
          </table:table-cell>
          <table:table-cell office:value-type="string">
            <text:p>捕捉到标准异常</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en-US</text:p>
          </table:table-cell>
          <table:table-cell office:value-type="string">
            <text:p>Iteration timed out</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ITERATION_TIMED_OUT</text:p>
          </table:table-cell>
          <table:table-cell table:number-columns-repeated="3"/>
          <table:table-cell office:value-type="float" office:value="49928">
            <text:p>49928</text:p>
          </table:table-cell>
          <table:table-cell office:value-type="string">
            <text:p>zh-CN</text:p>
          </table:table-cell>
          <table:table-cell office:value-type="string">
            <text:p>超出重复时间</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en-US</text:p>
          </table:table-cell>
          <table:table-cell office:value-type="string">
            <text:p>Goal is not set</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MSG_GOAL_NOT_SET</text:p>
          </table:table-cell>
          <table:table-cell table:number-columns-repeated="3"/>
          <table:table-cell office:value-type="float" office:value="49528">
            <text:p>49528</text:p>
          </table:table-cell>
          <table:table-cell office:value-type="string">
            <text:p>zh-CN</text:p>
          </table:table-cell>
          <table:table-cell office:value-type="string">
            <text:p>终点未设置</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en-US</text:p>
          </table:table-cell>
          <table:table-cell office:value-type="string">
            <text:p>Options</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DLG_TITLE</text:p>
          </table:table-cell>
          <table:table-cell table:number-columns-repeated="3"/>
          <table:table-cell office:value-type="float" office:value="49528">
            <text:p>49528</text:p>
          </table:table-cell>
          <table:table-cell office:value-type="string">
            <text:p>zh-CN</text:p>
          </table:table-cell>
          <table:table-cell office:value-type="string">
            <text:p>选项</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en-US</text:p>
          </table:table-cell>
          <table:table-cell office:value-type="string">
            <text:p>Assume linear model</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ASSUME_LINEAR</text:p>
          </table:table-cell>
          <table:table-cell table:number-columns-repeated="3"/>
          <table:table-cell office:value-type="float" office:value="49864">
            <text:p>49864</text:p>
          </table:table-cell>
          <table:table-cell office:value-type="string">
            <text:p>zh-CN</text:p>
          </table:table-cell>
          <table:table-cell office:value-type="string">
            <text:p>使用线性模型</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en-US</text:p>
          </table:table-cell>
          <table:table-cell office:value-type="string">
            <text:p>Allow only positive values</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POSITIVE</text:p>
          </table:table-cell>
          <table:table-cell table:number-columns-repeated="3"/>
          <table:table-cell office:value-type="float" office:value="49760">
            <text:p>49760</text:p>
          </table:table-cell>
          <table:table-cell office:value-type="string">
            <text:p>zh-CN</text:p>
          </table:table-cell>
          <table:table-cell office:value-type="string">
            <text:p>只允许正数值</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en-US</text:p>
          </table:table-cell>
          <table:table-cell office:value-type="string">
            <text:p>Allow only integer values</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source\ui\scsolver.src</text:p>
          </table:table-cell>
          <table:table-cell office:value-type="float" office:value="0">
            <text:p>0</text:p>
          </table:table-cell>
          <table:table-cell office:value-type="string">
            <text:p>string</text:p>
          </table:table-cell>
          <table:table-cell office:value-type="string">
            <text:p>SCSOLVER_STR_OPTION_VAR_INTEGER</text:p>
          </table:table-cell>
          <table:table-cell table:number-columns-repeated="3"/>
          <table:table-cell office:value-type="float" office:value="49856">
            <text:p>49856</text:p>
          </table:table-cell>
          <table:table-cell office:value-type="string">
            <text:p>zh-CN</text:p>
          </table:table-cell>
          <table:table-cell office:value-type="string">
            <text:p>只允许整数值</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OfficeToolBar.scsolver.SolverImpl.m1</text:p>
          </table:table-cell>
          <table:table-cell office:value-type="string">
            <text:p>Title</text:p>
          </table:table-cell>
          <table:table-cell table:number-columns-repeated="2"/>
          <table:table-cell office:value-type="float" office:value="0">
            <text:p>0</text:p>
          </table:table-cell>
          <table:table-cell office:value-type="string">
            <text:p>zh-CN</text:p>
          </table:table-cell>
          <table:table-cell office:value-type="string">
            <text:p>求解器</text:p>
          </table:table-cell>
          <table:table-cell table:number-columns-repeated="3"/>
          <table:table-cell office:value-type="string">
            <text:p>20071010 14:10:23</text:p>
          </table:table-cell>
          <table:table-cell table:number-columns-repeated="241"/>
        </table:table-row>
        <table:table-row table:style-name="ro1">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en-US</text:p>
          </table:table-cell>
          <table:table-cell office:value-type="string">
            <text:p>Solver</text:p>
          </table:table-cell>
          <table:table-cell table:number-columns-repeated="3"/>
          <table:table-cell office:value-type="string">
            <text:p>20071010 14:10:23</text:p>
          </table:table-cell>
          <table:table-cell table:number-columns-repeated="241"/>
        </table:table-row>
        <table:table-row table:style-name="ro2">
          <table:table-cell office:value-type="string">
            <text:p>scsolver</text:p>
          </table:table-cell>
          <table:table-cell office:value-type="string">
            <text:p>workben\addon_pkg\Addons.xcu</text:p>
          </table:table-cell>
          <table:table-cell office:value-type="float" office:value="0">
            <text:p>0</text:p>
          </table:table-cell>
          <table:table-cell office:value-type="string">
            <text:p>value</text:p>
          </table:table-cell>
          <table:table-cell office:value-type="string">
            <text:p>.Addons.AddonUI.AddonMenu.scsolver.SolverImpl</text:p>
          </table:table-cell>
          <table:table-cell office:value-type="string">
            <text:p>Title</text:p>
          </table:table-cell>
          <table:table-cell table:number-columns-repeated="2"/>
          <table:table-cell office:value-type="float" office:value="0">
            <text:p>0</text:p>
          </table:table-cell>
          <table:table-cell office:value-type="string">
            <text:p>zh-CN</text:p>
          </table:table-cell>
          <table:table-cell office:value-type="string">
            <text:p>求解器</text:p>
          </table:table-cell>
          <table:table-cell table:number-columns-repeated="3"/>
          <table:table-cell office:value-type="string">
            <text:p>20071010 14:10:23</text:p>
          </table:table-cell>
          <table:table-cell table:number-columns-repeated="241"/>
        </table:table-row>
        <table:table-row table:style-name="ro1" table:number-rows-repeated="65361">
          <table:table-cell table:number-columns-repeated="256"/>
        </table:table-row>
        <table:table-row table:style-name="ro1">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Times" svg:font-family="Times, 'Times New Roman'"/>
    <style:font-face style:name="宋体" svg:font-family="宋体" style:font-pitch="variable"/>
    <style:font-face style:name="Arial" svg:font-family="Arial" style:font-family-generic="swiss" style:font-pitch="variable"/>
    <style:font-face style:name="Arial Unicode MS" svg:font-family="'Arial Unicode MS'" style:font-family-generic="system"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US" style:font-name-asian="Arial Unicode MS" style:language-asian="zxx" style:country-asian="none" style:font-name-complex="Tahoma" style:language-complex="zxx" style:country-complex="none"/>
    </style:default-style>
    <number:number-style style:name="N0">
      <number:number number:min-integer-digits="1"/>
    </number:number-style>
    <number:currency-style style:name="N116P0" style:volatile="true">
      <number:number number:decimal-places="2" number:min-integer-digits="1" number:grouping="true"/>
      <number:text> </number:text>
      <number:currency-symbol number:language="hu" number:country="HU">Ft</number:currency-symbol>
    </number:currency-style>
    <number:currency-style style:name="N116">
      <style:text-properties fo:color="#ff0000"/>
      <number:text>-</number:text>
      <number:number number:decimal-places="2" number:min-integer-digits="1" number:grouping="true"/>
      <number:text> </number:text>
      <number:currency-symbol number:language="hu" number:country="HU">Ft</number:currency-symbol>
      <style:map style:condition="value()&gt;=0" style:apply-style-name="N11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Oldal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8-03-31">2008／03／31</text:date>, <text:time>16:22:20</text:time></text:p>
        </style:region-right>
      </style:header>
      <style:header-left style:display="false"/>
      <style:footer>
        <text:p>Oldal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7$Build-9272</meta:generator>
    <meta:creation-date>2007-06-20T13:26:23</meta:creation-date>
    <dc:date>2008-03-31T16:22:20</dc:date>
    <meta:editing-cycles>54</meta:editing-cycles>
    <meta:editing-duration>PT2H3M8S</meta:editing-duration>
    <meta:user-defined meta:name="Info 1"/>
    <meta:user-defined meta:name="Info 2"/>
    <meta:user-defined meta:name="Info 3"/>
    <meta:user-defined meta:name="Info 4"/>
    <meta:document-statistic meta:table-count="1" meta:cell-count="1636"/>
  </office:meta>
</office:document-meta>
</file>